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d8f0" officeooo:paragraph-rsid="000ad8f0"/>
    </style:style>
    <style:style style:name="P2" style:family="paragraph" style:parent-style-name="Standard">
      <style:text-properties officeooo:rsid="000ca5e2" officeooo:paragraph-rsid="000ca5e2"/>
    </style:style>
    <style:style style:name="P3" style:family="paragraph" style:parent-style-name="Standard">
      <style:text-properties officeooo:rsid="000ca5e2" officeooo:paragraph-rsid="000ca5e2"/>
    </style:style>
    <style:style style:name="P4" style:family="paragraph" style:parent-style-name="Standard">
      <style:text-properties officeooo:rsid="000cbfa6" officeooo:paragraph-rsid="000cb3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8049129</text:p>
      <text:p text:style-name="P1"/>
      <text:p text:style-name="P1"><text:s/>804912f:<text:tab/>8b 45 08 <text:s text:c="12"/><text:tab/>mov <text:s text:c="3"/>0x8(%ebp),%eax </text:p>
      <text:p text:style-name="P1"><text:s/>8049132:<text:tab/>3b 05 c4 b1 04 08 <text:s text:c="3"/><text:tab/>cmp <text:s text:c="3"/>0x804b1c4,%eax </text:p>
      <text:p text:style-name="P1"><text:s/>8049138:<text:tab/>75 1e <text:s text:c="15"/><text:tab/>jne <text:s text:c="3"/>8049158 &lt;fizz+0x2f&gt; </text:p>
      <text:p text:style-name="P1"><text:s/>804913a:<text:tab/>89 44 24 04 <text:s text:c="9"/><text:tab/>mov <text:s text:c="3"/>%eax,0x4(%esp) </text:p>
      <text:p text:style-name="P1"><text:s/>804913e:<text:tab/>c7 04 24 43 a0 04 08 <text:tab/>movl <text:s text:c="2"/>$0x804a043,(%esp) </text:p>
      <text:p text:style-name="P1"><text:s/>8049145:<text:tab/>e8 26 f8 ff ff <text:s text:c="6"/><text:tab/>call <text:s text:c="2"/>8048970 &lt;printf@plt&gt; </text:p>
      <text:p text:style-name="P1"><text:s/>804914a:<text:tab/>c7 04 24 01 00 00 00 <text:tab/>movl <text:s text:c="2"/>$0x1,(%esp) </text:p>
      <text:p text:style-name="P1"><text:s/>8049151:<text:tab/>e8 4a 00 00 00 <text:s text:c="6"/><text:tab/>call <text:s text:c="2"/>80491a0 &lt;validate&gt;</text:p>
      <text:p text:style-name="P1"/>
      <text:p text:style-name="P1">0x759069aa </text:p>
      <text:p text:style-name="P1"/>
      <text:p text:style-name="P2">chenzhongyu@ubuntu:~/Desktop/lab3$ ./hex2raw &lt; level1 | ./bufbomb -u 16307130194 </text:p>
      <text:p text:style-name="P2">Userid: 16307130194 </text:p>
      <text:p text:style-name="P2">Cookie: 0x759069aa </text:p>
      <text:p text:style-name="P2">Type string:Fizz!: You called fizz(0x759069aa) </text:p>
      <text:p text:style-name="P2">VALID </text:p>
      <text:p text:style-name="P2">NICE JOB!</text:p>
      <text:p text:style-name="P2"/>
      <text:p text:style-name="P4">08049129 &lt;fizz&gt;:</text:p>
      <text:p text:style-name="P4"><text:s/>8049129:<text:tab/>55 <text:s text:c="18"/><text:tab/>push <text:s text:c="2"/>%ebp</text:p>
      <text:p text:style-name="P4"><text:s/>804912a:<text:tab/>89 e5 <text:s text:c="15"/><text:tab/>mov <text:s text:c="3"/>%esp,%ebp</text:p>
      <text:p text:style-name="P4"><text:s/>804912c:<text:tab/>83 ec 18 <text:s text:c="12"/><text:tab/>sub <text:s text:c="3"/>$0x18,%esp</text:p>
      <text:p text:style-name="P4"><text:s/>804912f:<text:tab/>8b 45 08 <text:s text:c="12"/><text:tab/>mov <text:s text:c="3"/>0x8(%ebp),%eax</text:p>
      <text:p text:style-name="P4"><text:s/>8049132:<text:tab/>3b 05 c4 b1 04 08 <text:s text:c="3"/><text:tab/>cmp <text:s text:c="3"/>0x804b1c4,%eax</text:p>
      <text:p text:style-name="P4"><text:s/>8049138:<text:tab/>75 1e <text:s text:c="15"/><text:tab/>jne <text:s text:c="3"/>8049158 &lt;fizz+0x2f&gt;</text:p>
      <text:p text:style-name="P4"><text:s/>804913a:<text:tab/>89 44 24 04 <text:s text:c="9"/><text:tab/>mov <text:s text:c="3"/>%eax,0x4(%esp)</text:p>
      <text:p text:style-name="P4"><text:s/>804913e:<text:tab/>c7 04 24 43 a0 04 08 <text:tab/>movl <text:s text:c="2"/>$0x804a043,(%esp)</text:p>
      <text:p text:style-name="P4"><text:s/>8049145:<text:tab/>e8 26 f8 ff ff <text:s text:c="6"/><text:tab/>call <text:s text:c="2"/>8048970 &lt;printf@plt&gt;</text:p>
      <text:p text:style-name="P4"><text:s/>804914a:<text:tab/>c7 04 24 01 00 00 00 <text:tab/>movl <text:s text:c="2"/>$0x1,(%esp)</text:p>
      <text:p text:style-name="P4"><text:s/>8049151:<text:tab/>e8 4a 00 00 00 <text:s text:c="6"/><text:tab/>call <text:s text:c="2"/>80491a0 &lt;validate&gt;</text:p>
      <text:p text:style-name="P4"><text:s/>8049156:<text:tab/>eb 10 <text:s text:c="15"/><text:tab/>jmp <text:s text:c="3"/>8049168 &lt;fizz+0x3f&gt;</text:p>
      <text:p text:style-name="P4"><text:s/>8049158:<text:tab/>89 44 24 04 <text:s text:c="9"/><text:tab/>mov <text:s text:c="3"/>%eax,0x4(%esp)</text:p>
      <text:p text:style-name="P4"><text:s/>804915c:<text:tab/>c7 04 24 3c a2 04 08 <text:tab/>movl <text:s text:c="2"/>$0x804a23c,(%esp)</text:p>
      <text:p text:style-name="P4"><text:s/>8049163:<text:tab/>e8 08 f8 ff ff <text:s text:c="6"/><text:tab/>call <text:s text:c="2"/>8048970 &lt;printf@plt&gt;</text:p>
      <text:p text:style-name="P4"><text:s/>8049168:<text:tab/>c7 04 24 00 00 00 00 <text:tab/>movl <text:s text:c="2"/>$0x0,(%esp)</text:p>
      <text:p text:style-name="P4"><text:s/>804916f:<text:tab/>e8 bc f8 ff ff <text:s text:c="6"/><text:tab/>call <text:s text:c="2"/>8048a30 &lt;exit@plt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09:55:30.152352109</meta:creation-date>
    <dc:date>2017-11-01T10:23:53.523767165</dc:date>
    <meta:editing-duration>PT11M49S</meta:editing-duration>
    <meta:editing-cycles>2</meta:editing-cycles>
    <meta:generator>LibreOffice/4.2.8.2$Linux_x86 LibreOffice_project/420m0$Build-2</meta:generator>
    <meta:document-statistic meta:table-count="0" meta:image-count="0" meta:object-count="0" meta:page-count="1" meta:paragraph-count="34" meta:word-count="222" meta:character-count="1592" meta:non-whitespace-character-count="1079"/>
  </office:meta>
</office:document-meta>
</file>